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pl" fo:country="PL" officeooo:paragraph-rsid="0010322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pl" fo:country="PL" officeooo:rsid="0015f9a2" officeooo:paragraph-rsid="001bc550" style:language-asian="zxx" style:country-asian="none" style:language-complex="zxx" style:country-complex="none"/>
    </style:style>
    <style:style style:name="P3" style:family="paragraph" style:parent-style-name="Text_20_body" style:list-style-name="L1">
      <style:paragraph-properties fo:text-align="justify" style:justify-single-word="false"/>
      <style:text-properties fo:language="pl" fo:country="PL" officeooo:rsid="001bc550" officeooo:paragraph-rsid="001cd44b" style:language-asian="zxx" style:country-asian="none" style:language-complex="zxx" style:country-complex="none"/>
    </style:style>
    <style:style style:name="P4" style:family="paragraph" style:parent-style-name="Text_20_body" style:list-style-name="L1">
      <style:paragraph-properties fo:text-align="justify" style:justify-single-word="false"/>
      <style:text-properties fo:language="pl" fo:country="PL" officeooo:rsid="0024edf3" officeooo:paragraph-rsid="0024edf3" style:language-asian="zxx" style:country-asian="none" style:language-complex="zxx" style:country-complex="none"/>
    </style:style>
    <style:style style:name="P5" style:family="paragraph" style:parent-style-name="Text_20_body" style:list-style-name="L1">
      <style:paragraph-properties fo:text-align="justify" style:justify-single-word="false"/>
      <style:text-properties fo:language="pl" fo:country="PL" officeooo:rsid="0028f86d" officeooo:paragraph-rsid="0028f86d" style:language-asian="zxx" style:country-asian="none" style:language-complex="zxx" style:country-complex="none"/>
    </style:style>
    <style:style style:name="P6" style:family="paragraph" style:parent-style-name="Heading_20_1">
      <style:text-properties fo:language="pl" fo:country="PL" officeooo:rsid="0010322b" officeooo:paragraph-rsid="0010322b" style:language-asian="zxx" style:country-asian="none" style:language-complex="zxx" style:country-complex="none"/>
    </style:style>
    <style:style style:name="P7" style:family="paragraph" style:parent-style-name="Heading_20_2">
      <style:text-properties fo:language="pl" fo:country="PL" officeooo:rsid="001130da" officeooo:paragraph-rsid="001130da" style:language-asian="zxx" style:country-asian="none" style:language-complex="zxx" style:country-complex="none"/>
    </style:style>
    <style:style style:name="T1" style:family="text">
      <style:text-properties officeooo:rsid="0010322b"/>
    </style:style>
    <style:style style:name="T2" style:family="text">
      <style:text-properties officeooo:rsid="00124f73"/>
    </style:style>
    <style:style style:name="T3" style:family="text">
      <style:text-properties officeooo:rsid="001812e3"/>
    </style:style>
    <style:style style:name="T4" style:family="text">
      <style:text-properties officeooo:rsid="001cd44b"/>
    </style:style>
    <style:style style:name="T5" style:family="text">
      <style:text-properties officeooo:rsid="001ecc8a"/>
    </style:style>
    <style:style style:name="T6" style:family="text">
      <style:text-properties officeooo:rsid="0024edf3"/>
    </style:style>
    <style:style style:name="T7" style:family="text">
      <style:text-properties officeooo:rsid="00250836"/>
    </style:style>
    <style:style style:name="T8" style:family="text">
      <style:text-properties officeooo:rsid="002ade32"/>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Internetowy system rezerwacji</text:h>
      <text:p text:style-name="P1"><text:tab/><text:span text:style-name="T1">Projektowany system ma udostępniać możliwość rejestracji możliwości wjazdu przez internet. Z tego powodu konieczne będzie utworzenie serwera internetowego, który będzie się zajmował przechowywaniem informacji o użytkowniczkach oraz samochodach. Potrzebne będzie więc utworzenie bazy danych oraz witryny internetowej. Z darmowych rozwiązań najbardziej sprawdzone jest LAMP.</text:span></text:p>
      <text:h text:style-name="P7" text:outline-level="2">LAMP – Linux, Apache, <text:span text:style-name="T2">MySQL</text:span>, <text:span text:style-name="T2">PHP</text:span></text:h>
      <text:p text:style-name="P2"><text:tab/><text:span text:style-name="T3">Powyższy akronim określa zbiór oprogramowania umożliwiający tworzenie stron internetowych połączonych z bazą danych. Wszystkie komponenty tego zestawu są udostępnione na zasadzie otwartego oprogramowania, co oznacza że deweloperzy maja możliwość dostępu do ich kodów źródłowych. Umożliwia to modyfikację takiego oprogramowania w dowolny sposób. Żadna ze składowych LAMP nie był projektowany z myślą o kompatybilności z którąkolwiek z pozostałych. Mimo to ten zestaw stał się bardzo popularny wśród twórców stron internetowych, głównie ze względu na elastyczność i dostępność. Poniżej zostaną scharakteryzowane poszczególne komponenty:</text:span></text:p>
      <text:list xml:id="list1884968567757659089" text:style-name="L1">
        <text:list-item>
          <text:p text:style-name="P3">Serwer Http Apache. Najpopularniejszy z używanych obecnie na <text:span text:style-name="T4">całym </text:span>świecie. <text:span text:style-name="T4">Jego głównymi zaletami jest bezpieczeństwo, ale także praca wielowątkowa oraz skalowalność</text:span></text:p>
        </text:list-item>
        <text:list-item>
          <text:p text:style-name="P3"><text:span text:style-name="T5">System zarządzania relacyjnymi bazami danych MySql. Jego zaletami oprócz dostępności jest obsługiwanie wielu funkcji wykorzystywanych w bazach danych takich jak wyzwalacze, transakcje, widoki, procedury składowane oraz wiele innych. Istnieją także narzędzia służące obsłudze bazy danych MySql</text:span> <text:span text:style-name="T6">takie jak MySql-Workbench. Rolę bazy danych w LAMP może pełnić także zbliżone oprogramowanie o nazwie MarinaDB.</text:span></text:p>
        </text:list-item>
        <text:list-item>
          <text:p text:style-name="P4">Język skryptowy PHP. <text:span text:style-name="T7">Jest to obiektowy język zaprojektowany do generowania akcji wykonywanych po stronie serwera. Umożliwia implementację ważnych z punktu widzenia użytkownika funkcji jak ciasteczka oraz sesje. Umożliwia tworzenie własnych funkcji rozszerzających jego możliwości. Ma m.in. wbudowana obsługę MySql. Można go mieszać z kodem html, a ciągi jego znakowe mogą być bezpośrednio wyświetlane użytkownikowi. W zestawie LAMP język PHP może być zastąpiony przez Pearl lub Python.</text:span></text:p>
        </text:list-item>
        <text:list-item>
          <text:p text:style-name="P5">System operacyjny Linux. Rolę tą może pełnić także Windows. Wtedy akronom zmienia się w WAMP. <text:span text:style-name="T8">Programiści preferują jednak system Linux z uwagi na to, że także jest dostępny bezpłatnie. Mimo, iż instalacja oprogramowania na Linuxie bywa bardziej skomplikowane niż na Windowsie to przy pomocy narzędzi takich jak tasksel istnieje możliwość instalacji komponentów AMP znacznie szybciej niż na produkcie monopolisty Microsoftu.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7M37S</meta:editing-duration>
    <meta:editing-cycles>27</meta:editing-cycles>
    <meta:generator>LibreOffice/4.3.5.2$Windows_x86 LibreOffice_project/3a87456aaa6a95c63eea1c1b3201acedf0751bd5</meta:generator>
    <dc:date>2015-11-19T21:09:06.975000000</dc:date>
    <meta:document-statistic meta:table-count="0" meta:image-count="0" meta:object-count="0" meta:page-count="1" meta:paragraph-count="8" meta:word-count="336" meta:character-count="2553" meta:non-whitespace-character-count="2225"/>
    <meta:user-defined meta:name="Info 1"/>
    <meta:user-defined meta:name="Info 2"/>
    <meta:user-defined meta:name="Info 3"/>
    <meta:user-defined meta:name="Info 4"/>
  </office:meta>
</office:document-meta>
</file>